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94e" officeooo:paragraph-rsid="000a194e"/>
    </style:style>
    <style:style style:name="P2" style:family="paragraph" style:parent-style-name="Standard">
      <style:text-properties officeooo:paragraph-rsid="000a194e"/>
    </style:style>
    <style:style style:name="T1" style:family="text">
      <style:text-properties officeooo:rsid="000a19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<text:s/>wish <text:s/>to <text:s/>confirm <text:s/>that <text:s/>there <text:s/>are <text:s/>no <text:s/>known <text:s/>conflicts <text:s/>of <text:s/>interest associated <text:s/>with <text:s/>this publication and <text:s/>there <text:s/>has been no significant financial support for this <text:s/>work that could have influenced its outcome.</text:p>
      <text:p text:style-name="P1"/>
      <text:p text:style-name="P1">We <text:s/>confirm <text:s/>that <text:s/>the <text:s/>manuscript <text:s/>has <text:s/>been <text:s/>read <text:s/>and <text:s/>approved <text:s/>by <text:s/>all <text:s/>named <text:s/>authors <text:s/>and <text:s/>that there <text:s/>are <text:s/>no <text:s/>other <text:s/>persons <text:s/>who <text:s/>satisfied <text:s/>the <text:s/>criteria <text:s/>for <text:s/>authorship <text:s/>but <text:s/>are <text:s/>not <text:s/>listed. <text:s text:c="3"/>We further confirm that the order of authors listed in the manuscript has been approved by all of us. </text:p>
      <text:p text:style-name="P1"/>
      <text:p text:style-name="P1">We <text:s/>confirm <text:s/>that <text:s/>we <text:s/>have <text:s/>given <text:s/>due <text:s/>consideration <text:s/>to <text:s/>the <text:s/>protection <text:s/>of <text:s/>intellectual <text:s/>property associated <text:s/>with <text:s/>this <text:s/>work <text:s/>and <text:s/>that <text:s/>there <text:s/>are <text:s/>no <text:s/>impediments <text:s/>to <text:s/>publication, <text:s/>including <text:s/>the timing <text:s/>of <text:s/>publication, <text:s/>with <text:s/>respect <text:s/>to intellectual <text:s/>property. In <text:s/>so <text:s/>doing <text:s/>we <text:s/>confirm <text:s/>that <text:s/>we have followed the regulations of our institutions concerning intellectual property. <text:s/></text:p>
      <text:p text:style-name="P1"/>
      <text:p text:style-name="P1">We <text:s/>understand <text:s/>that <text:s/>the <text:s/>Corresponding <text:s/>Author <text:s/>is <text:s/>the <text:s/>sole <text:s/>contact <text:s/>for <text:s/>the <text:s/>Editorial <text:s/>process (including <text:s text:c="2"/>Editorial <text:s text:c="2"/>Manager <text:s text:c="2"/>and <text:s text:c="2"/>direct <text:s text:c="2"/>communications <text:s text:c="2"/>with <text:s text:c="2"/>the <text:s text:c="2"/>office). He is responsible <text:s/>for <text:s/>communicating <text:s/>with <text:s/>the <text:s/>other <text:s/>authors <text:s/>about <text:s/>progress, <text:s/>submissions <text:s/>of revisions and final approval of proofs. <text:s/>We confirm that we have provided a current, correct email <text:s/>address <text:s/>which <text:s/>is <text:s/>accessible <text:s/>by <text:s/>the <text:s/>Corresponding <text:s/>Author <text:s/>and <text:s/>which <text:s/>has <text:s/>been configured <text:s/>to <text:s/>accept <text:s/>email <text:s/>from (<text:a xlink:type="simple" xlink:href="mailto:pgarcia@atc.ugr.es" text:style-name="Internet_20_link" text:visited-style-name="Visited_20_Internet_20_Link">pgarcia@atc.ugr.es</text:a>, <text:a xlink:type="simple" xlink:href="mailto:pablo.garciasanchez@uca.es" text:style-name="Internet_20_link" text:visited-style-name="Visited_20_Internet_20_Link">pablo.garciasanchez@uca.es</text:a>, <text:a xlink:type="simple" xlink:href="mailto:fergunet@gmail.com" text:style-name="Internet_20_link" text:visited-style-name="Visited_20_Internet_20_Link">fergunet@gmail.com</text:a> )</text:p>
      <text:p text:style-name="P1"/>
      <text:p text:style-name="P1">Signed by all authors as follows:</text:p>
      <text:p text:style-name="P1"/>
      <text:p text:style-name="P1"/>
      <text:p text:style-name="P1">Pablo García Sánchez (29 May 2019) <text:a xlink:type="simple" xlink:href="mailto:pablo.garciasanchez@uca.es" text:style-name="Internet_20_link" text:visited-style-name="Visited_20_Internet_20_Link">pablo.garciasanchez@uca.es</text:a> </text:p>
      <text:p text:style-name="P1"/>
      <text:p text:style-name="P1"/>
      <text:p text:style-name="P1"/>
      <text:p text:style-name="P1">Julio Ortega Lopera (29 May 2019) <text:a xlink:type="simple" xlink:href="mailto:jortega@ugr.es" text:style-name="Internet_20_link" text:visited-style-name="Visited_20_Internet_20_Link">jortega@ugr.es</text:a> </text:p>
      <text:p text:style-name="P1"/>
      <text:p text:style-name="P1"/>
      <text:p text:style-name="P1"/>
      <text:p text:style-name="P1">Jesús González Peñalver (29 May 2019) <text:a xlink:type="simple" xlink:href="mailto:jesusgonzalez@ugr.es" text:style-name="Internet_20_link" text:visited-style-name="Visited_20_Internet_20_Link">jesusgonzalez@ugr.es</text:a> </text:p>
      <text:p text:style-name="P1"/>
      <text:p text:style-name="P1"/>
      <text:p text:style-name="P1"/>
      <text:p text:style-name="P1">Pedro Ángel Castilo Valdivieso (29 May 2019) <text:a xlink:type="simple" xlink:href="mailto:pacv@ugr.e" text:style-name="Internet_20_link" text:visited-style-name="Visited_20_Internet_20_Link">pacv@ugr.e</text:a> </text:p>
      <text:p text:style-name="P1"/>
      <text:p text:style-name="P1"/>
      <text:p text:style-name="P1"/>
      <text:p text:style-name="P2"><text:span text:style-name="T1">Juan Julián Merelo Guervós (29 May 2019) </text:span><text:a xlink:type="simple" xlink:href="mailto:jmerelo@ugr.es" text:style-name="Internet_20_link" text:visited-style-name="Visited_20_Internet_20_Link">jmerelo@ugr.es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7:34:46.285689253</meta:creation-date>
    <dc:date>2019-05-24T17:41:44.863479920</dc:date>
    <meta:editing-duration>PT6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52" meta:character-count="1825" meta:non-whitespace-character-count="1433"/>
  </office:meta>
</office:document-meta>
</file>